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30000010B4E04F8A556B59A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officeooo:rsid="002cd38e" officeooo:paragraph-rsid="002cd38e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in" loext:contextual-spacing="false" fo:line-height="0.0138in"/>
    </style:style>
    <style:style style:name="P7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8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7209in" svg:y="0.0417in" svg:width="2.4075in" svg:height="1.8965in" draw:z-index="0"><draw:image xlink:href="Pictures/10000000000001530000010B4E04F8A556B59A14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7209in" svg:y="0.0417in" svg:width="2.4075in" svg:height="1.8965in" draw:z-index="1"><draw:image xlink:href="Pictures/10000000000001530000010B4E04F8A556B59A1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7209in" svg:y="0.0417in" svg:width="2.4075in" svg:height="1.8965in" draw:z-index="2"><draw:image xlink:href="Pictures/10000000000001530000010B4E04F8A556B59A14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7209in" svg:y="0.0417in" svg:width="2.4075in" svg:height="1.8965in" draw:z-index="3"><draw:image xlink:href="Pictures/10000000000001530000010B4E04F8A556B59A1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7209in" svg:y="0.0417in" svg:width="2.4075in" svg:height="1.8965in" draw:z-index="4"><draw:image xlink:href="Pictures/10000000000001530000010B4E04F8A556B59A14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7209in" svg:y="0.0417in" svg:width="2.4075in" svg:height="1.8965in" draw:z-index="5"><draw:image xlink:href="Pictures/10000000000001530000010B4E04F8A556B59A1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5"><draw:frame draw:style-name="fr1" draw:name="Image7" text:anchor-type="paragraph" svg:x="0.7209in" svg:y="0.0417in" svg:width="2.4075in" svg:height="1.8965in" draw:z-index="6"><draw:image xlink:href="Pictures/10000000000001530000010B4E04F8A556B59A14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8" text:anchor-type="paragraph" svg:x="0.7209in" svg:y="0.0417in" svg:width="2.4075in" svg:height="1.8965in" draw:z-index="7"><draw:image xlink:href="Pictures/10000000000001530000010B4E04F8A556B59A1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8"><draw:frame draw:style-name="fr1" draw:name="Image9" text:anchor-type="paragraph" svg:x="0.7209in" svg:y="0.0417in" svg:width="2.4075in" svg:height="1.8965in" draw:z-index="8"><draw:image xlink:href="Pictures/10000000000001530000010B4E04F8A556B59A14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8"><draw:frame draw:style-name="fr1" draw:name="Image10" text:anchor-type="paragraph" svg:x="0.7209in" svg:y="0.0417in" svg:width="2.4075in" svg:height="1.8965in" draw:z-index="9"><draw:image xlink:href="Pictures/10000000000001530000010B4E04F8A556B59A14.png" xlink:type="simple" xlink:show="embed" xlink:actuate="onLoad" loext:mime-type="image/png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6-02T21:33:29.142000000</meta:print-date>
    <dc:date>2019-03-17T20:40:33.389000000</dc:date>
    <meta:editing-cycles>44</meta:editing-cycles>
    <dc:subject>Avery Dennison Template</dc:subject>
    <dc:title>Avery Dennison Template</dc:title>
    <meta:editing-duration>P3DT18H9M53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